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AF000002121A03CB50.png" manifest:media-type="image/png"/>
  <manifest:file-entry manifest:full-path="Pictures/1000351400009698000054ABF11AC20D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LushGreen-subtitle">
      <style:graphic-properties draw:fill-color="#ffffff" draw:auto-grow-height="true" fo:min-height="11.129cm"/>
    </style:style>
    <style:style style:name="pr2" style:family="presentation" style:parent-style-name="LushGreen-notes">
      <style:graphic-properties draw:fill-color="#ffffff" draw:auto-grow-height="true" fo:min-height="14cm"/>
    </style:style>
    <style:style style:name="pr3" style:family="presentation" style:parent-style-name="LushGreen-subtitle">
      <style:graphic-properties draw:fill-color="#ffffff" draw:auto-grow-height="true" fo:min-height="12.179cm"/>
    </style:style>
    <style:style style:name="pr4" style:family="presentation" style:parent-style-name="LushGreen-title">
      <style:graphic-properties draw:auto-grow-height="true" fo:min-height="2.4cm"/>
    </style:style>
    <style:style style:name="pr5" style:family="presentation" style:parent-style-name="LushGreen-subtitle">
      <style:graphic-properties draw:fill-color="#ffffff" fo:min-height="12.179cm"/>
    </style:style>
    <style:style style:name="pr6" style:family="presentation" style:parent-style-name="LushGreen-outline1">
      <style:graphic-properties fo:min-height="11.929cm"/>
    </style:style>
    <style:style style:name="pr7" style:family="presentation" style:parent-style-name="LushGreen-title">
      <style:graphic-properties fo:min-height="2.4cm"/>
    </style:style>
    <style:style style:name="pr8" style:family="presentation" style:parent-style-name="LushGreen-notes">
      <style:graphic-properties draw:fill-color="#ffffff" fo:min-height="14cm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</style:style>
    <style:style style:name="P3" style:family="paragraph">
      <loext:graphic-properties draw:fill-color="#ffffff"/>
      <style:paragraph-properties fo:text-align="start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text-properties fo:font-size="29.3999996185303pt"/>
    </style:style>
    <style:style style:name="P6" style:family="paragraph">
      <style:paragraph-properties fo:margin-left="0cm" fo:margin-right="0cm" fo:text-align="start" fo:text-indent="0cm"/>
    </style:style>
    <style:style style:name="P7" style:family="paragraph">
      <style:paragraph-properties fo:margin-left="0cm" fo:margin-right="0cm" fo:text-align="center" fo:text-indent="0cm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20pt" fo:font-weight="bold" style:font-size-asian="20pt" style:font-weight-asian="bold" style:font-size-complex="20pt" style:font-weight-complex="bold"/>
    </style:style>
    <style:style style:name="T4" style:family="text">
      <style:text-properties fo:color="#ff3333" fo:font-size="20pt" fo:font-weight="bold" style:font-size-asian="20pt" style:font-weight-asian="bold" style:font-size-complex="20pt" style:font-weight-complex="bold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font-size="18pt" fo:font-weight="bold" style:font-size-asian="18pt" style:font-weight-asian="bold" style:font-size-complex="18pt" style:font-weight-complex="bold"/>
    </style:style>
    <style:style style:name="T7" style:family="text">
      <style:text-properties fo:font-size="16pt" style:font-size-asian="16pt" style:font-size-complex="16pt"/>
    </style:style>
    <style:style style:name="T8" style:family="text">
      <style:text-properties fo:color="#ff3333" fo:font-size="22pt" style:font-size-asian="22pt" style:font-size-complex="22pt"/>
    </style:style>
    <style:style style:name="T9" style:family="text">
      <style:text-properties fo:font-style="normal" fo:font-weight="bold" style:font-style-asian="normal" style:font-weight-asian="bold" style:font-style-complex="normal" style:font-weight-complex="bold"/>
    </style:style>
    <style:style style:name="T10" style:family="text">
      <style:text-properties fo:color="#ff3333" fo:font-size="44pt" style:font-size-asian="44pt" style:font-size-complex="44pt"/>
    </style:style>
    <style:style style:name="T1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LushGreen" presentation:presentation-page-layout-name="AL1T32">
        <draw:frame presentation:style-name="pr1" draw:text-style-name="P2" draw:layer="layout" svg:width="25.2cm" svg:height="12.407cm" svg:x="1.4cm" svg:y="0.161cm" presentation:class="subtitle">
          <draw:text-box>
            <text:p>Building Replicated State Machines with</text:p>
            <text:p>Apache BookKeeper</text:p>
            <text:p/>
            <text:p>Majordodo Usecase</text:p>
            <text:p/>
            <text:p text:style-name="P1"><text:span text:style-name="T1">Enrico Olivelli</text:span></text:p>
            <text:p text:style-name="P1"><text:span text:style-name="T1">Chief Development Manager @Diennea</text:span></text:p>
            <text:p text:style-name="P1"><text:span text:style-name="T1"/></text:p>
            <text:p text:style-name="P1"><text:span text:style-name="T1"><text:a xlink:href="mailto:enrico.olivelli@diennea.com" xlink:type="simple">enrico.olivelli@diennea.com</text:a></text:span></text:p>
            <text:p text:style-name="P1"><text:span text:style-name="T1"><text:a xlink:href="mailto:eolivelli@gmail.com" xlink:type="simple">eolivelli@gmail.com</text:a></text:span></text:p>
            <text:p text:style-name="P1"><text:span text:style-name="T1">Twitter: @eolivelli</text:span></text:p>
            <text:p text:style-name="P1"><text:span text:style-name="T1">https://www.linkedin.com/in/eolivelli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LushGreen" presentation:presentation-page-layout-name="AL2T0">
        <draw:frame presentation:style-name="pr3" draw:text-style-name="P3" draw:layer="layout" svg:width="25.2cm" svg:height="12.179cm" svg:x="1.4cm" svg:y="5.066cm" presentation:class="subtitle">
          <draw:text-box>
            <text:p text:style-name="P1">Replicated State Machines</text:p>
            <text:p text:style-name="P1">Apache BookKeeper overview</text:p>
            <text:p text:style-name="P1">Majordodo overview</text:p>
            <text:p text:style-name="P1">Majordodo and BookKeeper</text:p>
            <text:p text:style-name="P1">Diennea Contributions to BookKeeper</text:p>
            <text:p text:style-name="P1"/>
            <text:p text:style-name="P1">Community</text:p>
            <text:p text:style-name="P1">Other Projects on BookKeeper from @Diennea</text:p>
            <text:p text:style-name="P1">Q&amp;A</text:p>
          </draw:text-box>
        </draw:frame>
        <draw:frame presentation:style-name="pr4" draw:layer="layout" svg:width="25.2cm" svg:height="2.4cm" svg:x="1.4cm" svg:y="0.8cm" presentation:class="title">
          <draw:text-box>
            <text:p>Agenda</text:p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LushGreen" presentation:presentation-page-layout-name="AL2T0">
        <draw:frame presentation:style-name="pr4" draw:layer="layout" svg:width="25.2cm" svg:height="2.4cm" svg:x="1.4cm" svg:y="0.8cm" presentation:class="title">
          <draw:text-box>
            <text:p>Replicated State Machines</text:p>
          </draw:text-box>
        </draw:frame>
        <draw:frame presentation:style-name="pr5" draw:text-style-name="P3" draw:layer="layout" svg:width="25.199cm" svg:height="13.794cm" svg:x="1.2cm" svg:y="3.991cm" presentation:class="subtitle" presentation:user-transformed="true">
          <draw:text-box>
            <text:p text:style-name="P1"><text:span text:style-name="T2">The problem:</text:span></text:p>
            <text:p text:style-name="P1"><text:span text:style-name="T2"/></text:p>
            <text:p text:style-name="P1"><text:span text:style-name="T3">Implement an high-available service without using any shared facility, such as databases or shared disks</text:span></text:p>
            <text:p text:style-name="P1"/>
            <text:p text:style-name="P1"><text:span text:style-name="T2">Replicate State Machine approach:</text:span></text:p>
            <text:p text:style-name="P1"><text:span text:style-name="T2">- Execute independent copies (replicas) of the service on independent servers</text:span></text:p>
            <text:p text:style-name="P1"><text:span text:style-name="T2">- Replay the sequence of inputs to each replica</text:span></text:p>
            <text:p text:style-name="P1"><text:span text:style-name="T2">- Expect to observe the same sequence of state transitions on each replica</text:span></text:p>
            <text:p text:style-name="P1"><text:span text:style-name="T2">- Expect from each server to respond to clients with the same output</text:span></text:p>
            <text:p text:style-name="P1"/>
            <text:p text:style-name="P1"><text:span text:style-name="T2">Main issue:</text:span></text:p>
            <text:p text:style-name="P1"><text:span text:style-name="T1"/></text:p>
            <text:p text:style-name="P4"><text:span text:style-name="T4">Each replica must see all the same entries, in the same order</text:span></text:p>
            <text:p text:style-name="P1"><text:span text:style-name="T1"/></text:p>
            <text:p text:style-name="P1"><text:span text:style-name="T1"/></text:p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LushGreen" presentation:presentation-page-layout-name="AL3T1">
        <draw:frame presentation:style-name="pr4" draw:layer="layout" svg:width="25.2cm" svg:height="2.4cm" svg:x="1.4cm" svg:y="0.8cm" presentation:class="title">
          <draw:text-box>
            <text:p>Apache BookKeeper comes to help</text:p>
          </draw:text-box>
        </draw:frame>
        <draw:frame presentation:style-name="pr6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Apache BookKeeper is a replicated log service which resolves our main issue.</text:p>
              </text:list-header>
              <text:list-item>
                <text:p>BookKeeper manages 'ledgers'</text:p>
              </text:list-item>
              <text:list-item>
                <text:p>A ledger is an ordered sequence of entries, like a database transaction <text:s/>log</text:p>
              </text:list-item>
              <text:list-item>
                <text:p>You can write to a ledger only once</text:p>
              </text:list-item>
              <text:list-item>
                <text:p>Only one client can write to a ledger</text:p>
              </text:list-item>
              <text:list-item>
                <text:p>Many clients can read from a ledger, even during writes</text:p>
              </text:list-item>
              <text:list-item>
                <text:p>Ability to 'tail' the log</text:p>
              </text:list-item>
              <text:list-item>
                <text:p>BookKeeper gives enough guarantees on this sequence of entries to implement the ordered sequence of inputs for <text:s/>a replicated state machine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LushGreen" presentation:presentation-page-layout-name="AL3T1">
        <draw:frame presentation:style-name="pr7" draw:layer="layout" svg:width="25.2cm" svg:height="2.4cm" svg:x="1.4cm" svg:y="0.8cm" presentation:class="title">
          <draw:text-box>
            <text:p>BookKeeper guarantees</text:p>
          </draw:text-box>
        </draw:frame>
        <draw:frame presentation:style-name="pr6" draw:layer="layout" svg:width="25.2cm" svg:height="12.179cm" svg:x="1.4cm" svg:y="5.066cm" presentation:class="outline" presentation:user-transformed="true">
          <draw:text-box>
            <text:list text:style-name="L3">
              <text:list-item>
                <text:p>Every entry which has been acked will be available for reads</text:p>
              </text:list-item>
              <text:list-item>
                <text:p>Only one client can write to a ledger</text:p>
              </text:list-item>
              <text:list-item>
                <text:p>Entries are immutable</text:p>
              </text:list-item>
              <text:list-item>
                <text:p>If an entry as been read from a client it will be readable from other clients</text:p>
              </text:list-item>
              <text:list-item>
                <text:p>Fencing: ability to kick out a writer 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8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LushGreen" presentation:presentation-page-layout-name="AL3T1">
        <draw:frame presentation:style-name="pr4" draw:layer="layout" svg:width="25.2cm" svg:height="3.473cm" svg:x="1.4cm" svg:y="0.264cm" presentation:class="title">
          <draw:text-box>
            <text:p>Replica state machines using a shared log</text:p>
          </draw:text-box>
        </draw:frame>
        <draw:frame presentation:style-name="pr6" draw:layer="layout" svg:width="25.2cm" svg:height="12.179cm" svg:x="1.4cm" svg:y="5.066cm" presentation:class="outline">
          <draw:text-box>
            <text:p text:style-name="P6"><text:span text:style-name="T5">Consider a simple Key-Value store, such as a Map&lt;String,String&gt;</text:span></text:p>
            <text:p text:style-name="P6"><text:span text:style-name="T5">We want a </text:span><text:span text:style-name="T6">shared consistent view</text:span><text:span text:style-name="T5"> of the Map.</text:span></text:p>
            <text:p text:style-name="P6"><text:span text:style-name="T5">Each replica will have a consistent view of the Map at a given point in time (position on the log)</text:span></text:p>
            <text:p text:style-name="P6"><text:span text:style-name="T7">It is possibile that the contents of the Map differ if the replicas have not reached the same position on the log</text:span></text:p>
            <text:p text:style-name="P6"><text:span text:style-name="T5">A </text:span><text:span text:style-name="T6">leader</text:span><text:span text:style-name="T5"> is elected from the set of replica (using ZookKeeper for instance), other replicas will be </text:span><text:span text:style-name="T6">followers</text:span><text:span text:style-name="T5">.</text:span></text:p>
            <text:p text:style-name="P6"><text:span text:style-name="T5">On the leader each change to the Map is written first to the log (BookKeeper) and then it is applied to memory.</text:span></text:p>
            <text:p text:style-name="P6"><text:span text:style-name="T5">Followers tail the log and replay each change to the local copy of the Map.</text:span></text:p>
            <text:p text:style-name="P6"><text:span text:style-name="T5"/></text:p>
            <text:p text:style-name="P7"><text:span text:style-name="T8">What happens when the leader is lost or a network partition occours ?</text:span></text:p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LushGreen" presentation:presentation-page-layout-name="AL3T1">
        <draw:frame presentation:style-name="pr4" draw:layer="layout" svg:width="25.2cm" svg:height="2.4cm" svg:x="1.4cm" svg:y="0.8cm" presentation:class="title">
          <draw:text-box>
            <text:p>Leader recovery and fencing</text:p>
          </draw:text-box>
        </draw:frame>
        <draw:frame presentation:style-name="pr6" draw:text-style-name="P1" draw:layer="layout" svg:width="25.2cm" svg:height="12.179cm" svg:x="1.4cm" svg:y="5.066cm" presentation:class="outline" presentation:user-transformed="true">
          <draw:text-box>
            <text:p text:style-name="P4"><text:span text:style-name="T9">When leadership is lost a new leader is to be elected</text:span></text:p>
            <text:p text:style-name="P1">Issue:</text:p>
            <text:p text:style-name="P1">If the leader continues to act as a leader, and applies changes to its local copy of the Map then its view will diverge from the view of the other replicas</text:p>
            <text:p text:style-name="P1">Usually leader election, for instance using ZookKeeper is not enough to prevent this situation.</text:p>
            <text:p text:style-name="P1"/>
            <text:p text:style-name="P4"><text:span text:style-name="T10">Fencing is the solution</text:span></text:p>
            <text:p text:style-name="P1">When a new leader is elected it first opens the log with the “fence” option: now the old leader is really kicked off and it is not able to write new entries, and so it will change its local Map</text:p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LushGreen" presentation:presentation-page-layout-name="AL3T1">
        <draw:frame presentation:style-name="pr4" draw:layer="layout" svg:width="25.2cm" svg:height="2.4cm" svg:x="1.4cm" svg:y="0.8cm" presentation:class="title">
          <draw:text-box>
            <text:p>Majordodo Overview</text:p>
          </draw:text-box>
        </draw:frame>
        <draw:frame presentation:style-name="pr6" draw:layer="layout" svg:width="25.2cm" svg:height="12.179cm" svg:x="1.4cm" svg:y="5.066cm" presentation:class="outline">
          <draw:text-box>
            <text:list text:style-name="L3">
              <text:list-item>
                <text:p>Majordodo is a Distributed Resource Manager</text:p>
              </text:list-item>
              <text:list-item>
                <text:p>Executes <text:span text:style-name="T11">Tasks</text:span> on a set of machines (<text:span text:style-name="T11">Workers</text:span>)</text:p>
              </text:list-item>
              <text:list-item>
                <text:p>Peculiarities:</text:p>
                <text:list>
                  <text:list-item>
                    <text:p>Multi-tenancy</text:p>
                  </text:list-item>
                  <text:list-item>
                    <text:p>Low latency</text:p>
                  </text:list-item>
                  <text:list-item>
                    <text:p>Many concurrent tasks</text:p>
                  </text:list-item>
                  <text:list-item>
                    <text:p>at-most-once, at-least-once semantics</text:p>
                  </text:list-item>
                  <text:list-item>
                    <text:p>Dynamic priority and resource allocation to users even after task submission</text:p>
                  </text:list-item>
                </text:list>
              </text:list-item>
              <text:list-item>
                <text:p>Usage example at MagNews: <text:s/></text:p>
                <text:list>
                  <text:list-header>
                    <text:p>100 million tasks per day on a 100 machine cluster with a single broker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8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LushGreen" presentation:presentation-page-layout-name="AL3T1">
        <draw:frame presentation:style-name="pr7" draw:layer="layout" svg:width="25.2cm" svg:height="2.4cm" svg:x="1.4cm" svg:y="0.8cm" presentation:class="title">
          <draw:text-box>
            <text:p>Majordodo Features</text:p>
          </draw:text-box>
        </draw:frame>
        <draw:frame presentation:style-name="pr6" draw:layer="layout" svg:width="25.2cm" svg:height="12.179cm" svg:x="1.4cm" svg:y="5.066cm" presentation:class="outline">
          <draw:text-box>
            <text:list text:style-name="L3">
              <text:list-item>
                <text:p>Users submit tasks</text:p>
              </text:list-item>
              <text:list-item>
                <text:p>A Broker locates available resources on the cluster and assign the task to a worker</text:p>
              </text:list-item>
              <text:list-item>
                <text:p>Broker takes into account a dynamic priority assigned to the user</text:p>
              </text:list-item>
              <text:list-item>
                <text:p>Resource usage by a task is a variable, it depends on:</text:p>
                <text:list>
                  <text:list-item>
                    <text:p>User and resources assigned to it (SQL databases, Memory, distributed storage, CPU...)</text:p>
                  </text:list-item>
                  <text:list-item>
                    <text:p>Type of task</text:p>
                  </text:list-item>
                </text:list>
              </text:list-item>
              <text:list-item>
                <text:p>Each worker offers its CPU and other resources (datasources, disks., CPU, memory..)</text:p>
              </text:list-item>
              <text:list-item>
                <text:p>Broker handles failover of crashing workers or tasks execution errors</text:p>
              </text:list-item>
              <text:list-item>
                <text:p>A deadline can be set on each task</text:p>
              </text:list-item>
              <text:list-item>
                <text:p>REST Client API: tasks can be submitted from any language</text:p>
              </text:list-item>
              <text:list-item>
                <text:p>Transactions: batch of tasks can be submitted in transaction</text:p>
              </text:list-item>
              <text:list-item>
                <text:p>Slots: a sort of distributed lock facility</text:p>
              </text:list-item>
              <text:list-item>
                <text:p>Dynamic code deployment from Java Clients without Workers restart</text:p>
              </text:list-item>
              <text:list-item>
                <text:p>Embeddable in other JVM (both Brokers and Workers)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LushGreen" presentation:presentation-page-layout-name="AL3T1">
        <draw:frame presentation:style-name="pr7" draw:layer="layout" svg:width="25.2cm" svg:height="2.4cm" svg:x="1.4cm" svg:y="0.8cm" presentation:class="title">
          <draw:text-box>
            <text:p>Majordodo replication</text:p>
          </draw:text-box>
        </draw:frame>
        <draw:frame presentation:style-name="pr6" draw:layer="layout" svg:width="25.2cm" svg:height="12.179cm" svg:x="1.4cm" svg:y="5.066cm" presentation:class="outline">
          <draw:text-box>
            <text:p>Majordodo Broker is a replicated state machine</text:p>
            <text:list text:style-name="L3">
              <text:list-item>
                <text:p>Task status, Transactions and Workers Status is the “state” of the machine</text:p>
              </text:list-item>
              <text:list-item>
                <text:p>One broker is leader, other brokers are followers. Fast fail of the leader in case of crash</text:p>
              </text:list-item>
              <text:list-item>
                <text:p>Follower brokers are used to keep the service always up</text:p>
              </text:list-item>
              <text:list-item>
                <text:p>ZookKeeper is used for Leader-Election</text:p>
              </text:list-item>
              <text:list-item>
                <text:p>BookKeeper is the share log</text:p>
              </text:list-item>
            </text:list>
            <text:p/>
            <text:p>You cannot keep your ledgers forever, issues:</text:p>
            <text:p>- Coordination of ledger deletion</text:p>
            <text:p>- Taking snapshot of local state</text:p>
            <text:p>- Adding a new broker</text:p>
            <text:p/>
            <text:p/>
          </draw:text-box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LushGreen" presentation:presentation-page-layout-name="AL3T1">
        <draw:frame presentation:style-name="pr7" draw:layer="layout" svg:width="25.2cm" svg:height="2.4cm" svg:x="1.4cm" svg:y="0.8cm" presentation:class="title">
          <draw:text-box>
            <text:p>Snapshots and Ledgers deletion</text:p>
          </draw:text-box>
        </draw:frame>
        <draw:frame presentation:style-name="pr6" draw:layer="layout" svg:width="25.2cm" svg:height="12.179cm" svg:x="1.4cm" svg:y="5.066cm" presentation:class="outline">
          <draw:text-box>
            <text:p>Majordodo deletes ledgers after a configurable period of time.</text:p>
            <text:p>Every X minutes each broker saves a copy of the state on local disk.</text:p>
            <text:p>Two cases:</text:p>
            <text:p>- a follower is tailing the log: no problem</text:p>
            <text:p>- a follower boots and local snapshot is too old</text:p>
            <text:p/>
            <text:p>If it it not possible to recover state from log a fresh snapshot is downloaded from the leader.</text:p>
            <text:p>Bad edge case: no follower is in synch for a very long time and the leader crashes and disk is lost.</text:p>
          </draw:text-box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8" draw:text-style-name="P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ushGreen-background" style:family="presentation">
      <style:graphic-properties draw:stroke="none" draw:fill="none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auto-grow-height="false" draw:fit-to-size="shrink-to-fit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left="0cm" fo:margin-right="0cm" fo:margin-top="0cm" fo:margin-bottom="0.398cm" fo:text-indent="0cm"/>
      <style:text-properties fo:font-size="27.8999996185303pt" style:font-size-asian="28pt" style:font-size-complex="28pt"/>
    </style:style>
    <style:style style:name="LushGreen-outline3" style:family="presentation" style:parent-style-name="LushGreen-outline2">
      <style:paragraph-properties fo:margin-left="0cm" fo:margin-right="0cm" fo:margin-top="0cm" fo:margin-bottom="0.297cm" fo:text-indent="0cm"/>
      <style:text-properties fo:font-size="24pt" style:font-size-asian="24pt" style:font-size-complex="24pt"/>
    </style:style>
    <style:style style:name="LushGreen-outline4" style:family="presentation" style:parent-style-name="LushGreen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LushGreen-outline5" style:family="presentation" style:parent-style-name="LushGreen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6" style:family="presentation" style:parent-style-name="LushGreen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7" style:family="presentation" style:parent-style-name="LushGreen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8" style:family="presentation" style:parent-style-name="LushGreen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9" style:family="presentation" style:parent-style-name="LushGreen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ushGreen-backgroundobjects">
      <style:graphic-properties draw:stroke="none" draw:fill="none" draw:fill-color="#ffffff" draw:auto-grow-height="false" fo:min-height="1.449cm"/>
    </style:style>
    <style:style style:name="Mpr5" style:family="presentation" style:parent-style-name="LushGreen-backgroundobjects">
      <style:graphic-properties draw:stroke="none" draw:fill="none" draw:fill-color="#ffffff" draw:auto-grow-height="false" fo:min-height="1.485cm"/>
    </style:style>
    <style:style style:name="Mpr6" style:family="presentation" style:parent-style-name="LushGree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LushGreen" style:page-layout-name="PM1" draw:style-name="Mdp1">
      <draw:frame draw:style-name="Mgr3" draw:text-style-name="MP7" draw:layer="backgroundobjects" svg:width="27.997cm" svg:height="21.012cm" svg:x="0.001cm" svg:y="0.001cm">
        <draw:image xlink:href="Pictures/1000351400009698000054ABF11AC20D.svg" xlink:type="simple" xlink:show="embed" xlink:actuate="onLoad">
          <text:p/>
        </draw:image>
        <draw:image xlink:href="Pictures/10000201000003AF000002121A03CB50.png" xlink:type="simple" xlink:show="embed" xlink:actuate="onLoad"/>
      </draw:frame>
      <draw:frame presentation:style-name="LushGreen-title" draw:layer="backgroundobjects" svg:width="25.2cm" svg:height="2.4cm" svg:x="1.4cm" svg:y="0.8cm" presentation:class="title" presentation:placeholder="true">
        <draw:text-box/>
      </draw:frame>
      <draw:frame presentation:style-name="LushGreen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5cm" svg:y="19.129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29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LushGreen-title" draw:layer="backgroundobjects" svg:width="17cm" svg:height="9.56cm" svg:x="2cm" svg:y="2.5cm" presentation:class="page"/>
        <draw:frame presentation:style-name="LushGree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8-24T15:48:52.396642611</meta:creation-date>
    <meta:generator>LibreOffice/4.4.7.2$Linux_X86_64 LibreOffice_project/40$Build-2</meta:generator>
    <dc:date>2016-08-24T17:17:38.448607839</dc:date>
    <meta:editing-duration>PT36M11S</meta:editing-duration>
    <meta:editing-cycles>9</meta:editing-cycles>
    <meta:document-statistic meta:object-count="76"/>
  </office:meta>
</office:document-meta>
</file>